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ythonProg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ythonProgram.PythonProgram( File file , Class clazz , Collection dependec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ythonProgram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ythonProgram.getHandler( ServiceManager manag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